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PT Astra Serif" fo:font-size="12pt" fo:letter-spacing="normal" fo:font-style="normal" fo:font-weight="normal"/>
    </style:style>
    <style:style style:name="P2" style:family="paragraph" style:parent-style-name="Standard" style:list-style-name="L1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PT Astra Serif" fo:font-size="12pt" fo:letter-spacing="normal" fo:font-style="normal" fo:font-weight="normal"/>
    </style:style>
    <style:style style:name="T1" style:family="text">
      <style:text-properties officeooo:rsid="001f5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Шесть человек – пусть будут 1, 2, 3, 4, 5 и 6 – баллотируются на посты президента, заместителя и секретаря. Однако распределить роли для них совсем непросто.</text:p>
      <text:list xml:id="list2015265381" text:style-name="L1">
        <text:list-item>
          <text:p text:style-name="P2">1 никак не желает главенствовать.</text:p>
        </text:list-item>
        <text:list-item>
          <text:p text:style-name="P2">В случае, если 5 не президент, то 2 не хочет состоять в начальстве, потому, что тогда надо будет главенствовать над 3. 2 не будет сотрудничать с 6 в любом случае.</text:p>
        </text:list-item>
        <text:list-item>
          <text:p text:style-name="P2">3 не будет <text:span text:style-name="T1">участвовать</text:span>, если в начальстве будут 5 и 6 вдво<text:span text:style-name="T1">ё</text:span>м. 3 уволится, если 6 — президент, либо 2 – секретарь.</text:p>
        </text:list-item>
        <text:list-item>
          <text:p text:style-name="P2">4 не работает с 3 или 5, потому, что не хочет быть в подчинении у одного или второго.</text:p>
        </text:list-item>
        <text:list-item>
          <text:p text:style-name="P2">5 не желает быть заместителем президента. Но он не хочет занимать пост секретаря, если начальником будет 4. Плюс ко всему, 5 не будет работать с 1, если 6 не займет один из руководящих постов.</text:p>
        </text:list-item>
        <text:list-item>
          <text:p text:style-name="P2">6 будет сотрудничать, только если президентом будет он, либо 3.</text:p>
        </text:list-item>
      </text:list>
      <text:p text:style-name="P1">Все призадумались над тем, кого же поставить на руководящие посты, но логически поразмыслив, все-таки удовлетворили потребности каждого кандидата.</text:p>
      <text:p text:style-name="P1">Как же они распределили роли для всех кандидатов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0:45:33.303249923</meta:creation-date>
    <dc:date>2019-04-04T10:36:11.026650467</dc:date>
    <meta:editing-duration>PT20M1S</meta:editing-duration>
    <meta:editing-cycles>8</meta:editing-cycles>
    <meta:generator>LibreOffice/6.1.5.2$Linux_X86_64 LibreOffice_project/10$Build-2</meta:generator>
    <meta:print-date>2019-04-04T10:28:25.226932027</meta:print-date>
    <meta:document-statistic meta:table-count="0" meta:image-count="0" meta:object-count="0" meta:page-count="1" meta:paragraph-count="9" meta:word-count="174" meta:character-count="1006" meta:non-whitespace-character-count="843"/>
  </office:meta>
</office:document-meta>
</file>